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9000001D2FF46812B.png" manifest:media-type="image/png"/>
  <manifest:file-entry manifest:full-path="Pictures/1000020100000315000003D5B1BDB4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/>
      <style:text-properties officeooo:paragraph-rsid="001fe1ac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fo:font-size="13pt" fo:font-weight="bold" officeooo:rsid="001efba8" officeooo:paragraph-rsid="001efba8" style:font-size-asian="11.3500003814697pt" style:font-weight-asian="bold" style:font-size-complex="13pt" style:font-weight-complex="bold"/>
    </style:style>
    <style:style style:name="P5" style:family="paragraph" style:parent-style-name="Text_20_body">
      <style:paragraph-properties fo:line-height="150%"/>
      <style:text-properties style:font-name="Arial" fo:font-size="13pt" fo:font-weight="bold" officeooo:rsid="001efba8" officeooo:paragraph-rsid="0021742f" style:font-size-asian="11.3500003814697pt" style:font-weight-asian="bold" style:font-size-complex="13pt" style:font-weight-complex="bold"/>
    </style:style>
    <style:style style:name="P6" style:family="paragraph" style:parent-style-name="Text_20_body">
      <style:text-properties style:font-name="Arial" fo:font-size="13pt" fo:font-weight="bold" officeooo:rsid="001efba8" officeooo:paragraph-rsid="00233d6b" style:font-size-asian="11.3500003814697pt" style:font-weight-asian="bold" style:font-size-complex="13pt" style:font-weight-complex="bold"/>
    </style:style>
    <style:style style:name="P7" style:family="paragraph" style:parent-style-name="Text_20_body">
      <style:text-properties fo:font-size="12pt" fo:font-weight="normal" officeooo:rsid="0019f23c" officeooo:paragraph-rsid="0019f23c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line-height="150%"/>
      <style:text-properties fo:font-size="12pt" style:font-size-asian="12pt"/>
    </style:style>
    <style:style style:name="P9" style:family="paragraph" style:parent-style-name="Text_20_body">
      <style:text-properties fo:font-size="12pt" officeooo:rsid="003692a5" officeooo:paragraph-rsid="003692a5" style:font-size-asian="10.5pt" style:font-size-complex="12pt"/>
    </style:style>
    <style:style style:name="P10" style:family="paragraph" style:parent-style-name="Text_20_body">
      <style:text-properties style:font-name="Liberation Serif"/>
    </style:style>
    <style:style style:name="P11" style:family="paragraph" style:parent-style-name="Text_20_body">
      <style:text-properties officeooo:rsid="0021742f" officeooo:paragraph-rsid="0021742f"/>
    </style:style>
    <style:style style:name="P12" style:family="paragraph" style:parent-style-name="Text_20_body">
      <style:text-properties officeooo:rsid="0021742f" officeooo:paragraph-rsid="00223075"/>
    </style:style>
    <style:style style:name="P13" style:family="paragraph" style:parent-style-name="Text_20_body">
      <style:paragraph-properties fo:line-height="150%"/>
      <style:text-properties officeooo:rsid="0021742f" officeooo:paragraph-rsid="0021742f"/>
    </style:style>
    <style:style style:name="P14" style:family="paragraph" style:parent-style-name="Text_20_body">
      <style:text-properties officeooo:rsid="0021bae6" officeooo:paragraph-rsid="0021bae6"/>
    </style:style>
    <style:style style:name="P15" style:family="paragraph" style:parent-style-name="Text_20_body">
      <style:text-properties officeooo:paragraph-rsid="0021bae6"/>
    </style:style>
    <style:style style:name="P16" style:family="paragraph" style:parent-style-name="Text_20_body">
      <style:text-properties officeooo:rsid="00223075" officeooo:paragraph-rsid="0021742f"/>
    </style:style>
    <style:style style:name="P17" style:family="paragraph" style:parent-style-name="Text_20_body">
      <style:text-properties officeooo:rsid="00223075" officeooo:paragraph-rsid="00223075"/>
    </style:style>
    <style:style style:name="P18" style:family="paragraph" style:parent-style-name="Text_20_body">
      <style:text-properties officeooo:rsid="00233d6b" officeooo:paragraph-rsid="00233d6b"/>
    </style:style>
    <style:style style:name="P19" style:family="paragraph" style:parent-style-name="Text_20_body">
      <style:text-properties officeooo:rsid="00239e3f" officeooo:paragraph-rsid="00239e3f"/>
    </style:style>
    <style:style style:name="P20" style:family="paragraph" style:parent-style-name="Text_20_body">
      <style:paragraph-properties fo:line-height="150%"/>
      <style:text-properties officeooo:rsid="001efba8" officeooo:paragraph-rsid="001fe1ac"/>
    </style:style>
    <style:style style:name="P21" style:family="paragraph" style:parent-style-name="Text_20_body">
      <style:text-properties officeooo:rsid="002a9a37" officeooo:paragraph-rsid="002a9a37"/>
    </style:style>
    <style:style style:name="P22" style:family="paragraph" style:parent-style-name="Text_20_body">
      <style:text-properties officeooo:rsid="002c5b7d" officeooo:paragraph-rsid="002c5b7d"/>
    </style:style>
    <style:style style:name="P23" style:family="paragraph" style:parent-style-name="Text_20_body">
      <style:text-properties officeooo:rsid="002d8070" officeooo:paragraph-rsid="002d8070"/>
    </style:style>
    <style:style style:name="P24" style:family="paragraph" style:parent-style-name="Text_20_body">
      <style:text-properties officeooo:rsid="002ed69f" officeooo:paragraph-rsid="002ed69f"/>
    </style:style>
    <style:style style:name="P25" style:family="paragraph" style:parent-style-name="Text_20_body">
      <style:text-properties fo:font-weight="bold" officeooo:rsid="003587b7" officeooo:paragraph-rsid="003587b7" style:font-weight-asian="bold" style:font-weight-complex="bold"/>
    </style:style>
    <style:style style:name="P26" style:family="paragraph" style:parent-style-name="Text_20_body">
      <style:text-properties officeooo:rsid="003692a5" officeooo:paragraph-rsid="003692a5"/>
    </style:style>
    <style:style style:name="P27" style:family="paragraph" style:parent-style-name="Heading_20_3">
      <style:text-properties fo:font-size="13pt" style:font-size-asian="13pt" style:font-size-complex="13pt"/>
    </style:style>
    <style:style style:name="P28" style:family="paragraph" style:parent-style-name="Heading_20_3">
      <style:text-properties fo:font-size="13pt" fo:font-weight="bold" style:font-size-asian="13pt" style:font-weight-asian="bold" style:font-size-complex="13pt" style:font-weight-complex="bold"/>
    </style:style>
    <style:style style:name="P29" style:family="paragraph" style:parent-style-name="Heading_20_1"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Heading_20_1">
      <style:text-properties fo:font-size="16pt" fo:font-weight="bold" officeooo:rsid="001efba8" officeooo:paragraph-rsid="001efba8" style:font-size-asian="16pt" style:font-weight-asian="bold" style:font-size-complex="16pt" style:font-weight-complex="bold"/>
    </style:style>
    <style:style style:name="P31" style:family="paragraph" style:parent-style-name="Heading_20_1">
      <style:text-properties fo:font-size="18pt" fo:font-weight="bold" style:font-size-asian="18pt" style:font-weight-asian="bold" style:font-weight-complex="bold"/>
    </style:style>
    <style:style style:name="P32" style:family="paragraph" style:parent-style-name="Heading_20_1">
      <style:text-properties fo:font-size="14pt" fo:font-weight="bold" style:font-size-asian="14pt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8pt" style:font-size-asian="18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style:font-size-asian="12pt"/>
    </style:style>
    <style:style style:name="P35" style:family="paragraph" style:parent-style-name="Heading_20_2">
      <style:text-properties style:font-name="Arial" fo:font-size="13pt" fo:font-weight="bold" officeooo:rsid="00261e7f" officeooo:paragraph-rsid="00261e7f" style:font-size-asian="13pt" style:font-weight-asian="bold" style:font-size-complex="13pt" style:font-weight-complex="bold"/>
    </style:style>
    <style:style style:name="P36" style:family="paragraph" style:parent-style-name="Heading_20_2">
      <style:text-properties style:font-name="Arial" fo:font-size="13pt" fo:font-weight="bold" officeooo:rsid="00261e7f" officeooo:paragraph-rsid="002847de" style:font-size-asian="13pt" style:font-weight-asian="bold" style:font-size-complex="13pt" style:font-weight-complex="bold"/>
    </style:style>
    <style:style style:name="P37" style:family="paragraph" style:parent-style-name="Heading_20_2">
      <style:text-properties style:font-name="Arial" fo:font-size="13pt" fo:font-weight="bold" officeooo:rsid="00261e7f" officeooo:paragraph-rsid="002a9a37" style:font-size-asian="13pt" style:font-weight-asian="bold" style:font-size-complex="13pt" style:font-weight-complex="bold"/>
    </style:style>
    <style:style style:name="P38" style:family="paragraph" style:parent-style-name="Heading_20_2">
      <style:text-properties style:font-name="Arial" fo:font-size="13pt" fo:font-weight="bold" officeooo:rsid="00261e7f" officeooo:paragraph-rsid="002cbccf" style:font-size-asian="13pt" style:font-weight-asian="bold" style:font-size-complex="13pt" style:font-weight-complex="bold"/>
    </style:style>
    <style:style style:name="P39" style:family="paragraph" style:parent-style-name="Heading_20_2">
      <style:text-properties style:font-name="Arial" fo:font-size="13pt" fo:font-weight="bold" officeooo:rsid="00261e7f" officeooo:paragraph-rsid="003692a5" style:font-size-asian="13pt" style:font-weight-asian="bold" style:font-size-complex="13pt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42079" style:font-size-asian="12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2a9a37" style:font-size-asian="10.5pt" style:font-size-complex="12pt"/>
    </style:style>
    <style:style style:name="T5" style:family="text">
      <style:text-properties fo:font-size="12pt" officeooo:rsid="002cbccf" style:font-size-asian="10.5pt" style:font-size-complex="12pt"/>
    </style:style>
    <style:style style:name="T6" style:family="text">
      <style:text-properties fo:font-size="12pt" officeooo:rsid="0030a7d5" style:font-size-asian="10.5pt" style:font-size-complex="12pt"/>
    </style:style>
    <style:style style:name="T7" style:family="text">
      <style:text-properties fo:font-size="12pt" officeooo:rsid="0031bead" style:font-size-asian="10.5pt" style:font-size-complex="12pt"/>
    </style:style>
    <style:style style:name="T8" style:family="text">
      <style:text-properties fo:font-size="12pt" officeooo:rsid="0033aab2" style:font-size-asian="10.5pt" style:font-size-complex="12pt"/>
    </style:style>
    <style:style style:name="T9" style:family="text">
      <style:text-properties fo:font-size="12pt" officeooo:rsid="003692a5" style:font-size-asian="10.5pt" style:font-size-complex="12pt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a9a37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cbccf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cb6f5" style:font-size-asian="10.5pt" style:font-weight-asian="normal" style:font-size-complex="12pt" style:font-weight-complex="normal"/>
    </style:style>
    <style:style style:name="T14" style:family="text">
      <style:text-properties fo:font-size="12pt" fo:font-weight="bold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2a9a37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2c5b7d" style:font-size-asian="10.5pt" style:font-weight-asian="bold" style:font-size-complex="12pt" style:font-weight-complex="bold"/>
    </style:style>
    <style:style style:name="T17" style:family="text">
      <style:text-properties fo:font-size="12pt" fo:font-weight="bold" officeooo:rsid="0030a7d5" style:font-size-asian="10.5pt" style:font-weight-asian="bold" style:font-size-complex="12pt" style:font-weight-complex="bold"/>
    </style:style>
    <style:style style:name="T18" style:family="text">
      <style:text-properties style:font-name="Arial" officeooo:rsid="0016d545"/>
    </style:style>
    <style:style style:name="T19" style:family="text">
      <style:text-properties officeooo:rsid="0016d545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6d545" style:font-weight-asian="bold" style:font-weight-complex="bold"/>
    </style:style>
    <style:style style:name="T22" style:family="text">
      <style:text-properties style:font-name="Liberation Serif" officeooo:rsid="0016d545"/>
    </style:style>
    <style:style style:name="T23" style:family="text">
      <style:text-properties officeooo:rsid="001ca1d4"/>
    </style:style>
    <style:style style:name="T24" style:family="text">
      <style:text-properties officeooo:rsid="001d24ce"/>
    </style:style>
    <style:style style:name="T25" style:family="text">
      <style:text-properties officeooo:rsid="001efba8"/>
    </style:style>
    <style:style style:name="T26" style:family="text">
      <style:text-properties officeooo:rsid="0021742f"/>
    </style:style>
    <style:style style:name="T27" style:family="text">
      <style:text-properties officeooo:rsid="00233d6b"/>
    </style:style>
    <style:style style:name="T28" style:family="text">
      <style:text-properties officeooo:rsid="0025369a"/>
    </style:style>
    <style:style style:name="T29" style:family="text">
      <style:text-properties officeooo:rsid="002a4024"/>
    </style:style>
    <style:style style:name="T30" style:family="text">
      <style:text-properties officeooo:rsid="002a9a37"/>
    </style:style>
    <style:style style:name="T31" style:family="text">
      <style:text-properties officeooo:rsid="002c5b7d"/>
    </style:style>
    <style:style style:name="T32" style:family="text">
      <style:text-properties officeooo:rsid="00393b99"/>
    </style:style>
    <style:style style:name="T33" style:family="text">
      <style:text-properties officeooo:rsid="003cb6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Johdanto</text:p>
      <text:p text:style-name="P33"/>
      <text:p text:style-name="P32">Kirjatietokanta</text:p>
      <text:p text:style-name="P1"><text:span text:style-name="T1">Sovelluksen ideana on, että käyttäjät voivat listata mitä kaikkia</text:span><text:span text:style-name="T2"> </text:span><text:span text:style-name="T1">kirjoja he ovat elämänsä aikana lukeneet. Jokaisella käyttäjällä on oma kirjasto, mihin he voivat lisätä kirjoja </text:span><text:span text:style-name="T2">sovelluksen kirjalistasta</text:span><text:span text:style-name="T1">. </text:span><text:span text:style-name="T2">Käyttäjä</text:span><text:span text:style-name="T1"> voi muokata </text:span><text:span text:style-name="T2">o</text:span><text:span text:style-name="T1">mien kirjojen</text:span><text:span text:style-name="T2">sa</text:span><text:span text:style-name="T1"> tietoja, </text:span><text:span text:style-name="T2">kuten</text:span><text:span text:style-name="T1"> onko kirja aloittamatta, kesken vai luettu </text:span><text:span text:style-name="T2">tai </text:span><text:span text:style-name="T1">kuinka monta kertaa kirja on luettu.</text:span></text:p>
      <text:p text:style-name="P34"/>
      <text:p text:style-name="P32">Tekniset tiedot</text:p>
      <text:p text:style-name="P8">Työ toteutetaan laitoksen users-palvelimella, käytettävä tietokanta on PostgreSQL. Ohjelmointikielenä käytetään PHP:tä.</text:p>
      <text:p text:style-name="Standard"/>
      <text:p text:style-name="Standard"/>
      <text:p text:style-name="Standard"><draw:frame draw:style-name="fr1" draw:name="Image1" text:anchor-type="paragraph" svg:x="-0.707cm" svg:y="-0.106cm" svg:width="18.323cm" svg:height="22.782cm" draw:z-index="0"><draw:image xlink:href="Pictures/1000020100000315000003D5B1BDB4C0.png" xlink:type="simple" xlink:show="embed" xlink:actuate="onLoad"/></draw:frame><text:soft-page-break/></text:p>
      <text:p text:style-name="Standard"/>
      <text:p text:style-name="P29"><text:soft-page-break/>Käy<text:span text:style-name="T24">ttäjäryhmät</text:span>:</text:p>
      <text:p text:style-name="P29"/>
      <text:p text:style-name="P28">Jokamies</text:p>
      <text:p text:style-name="P10">Jokamiehellä tarkoitetaan kaikkia kirjautumattomia henkilöitä sivulla.</text:p>
      <text:p text:style-name="P28">Kirjautunut</text:p>
      <text:p text:style-name="Text_20_body"><text:span text:style-name="T22">Kirjautunut käyttäjä on järjestelmään rekisteröitynyt käyttäjä</text:span><text:span text:style-name="T18">.</text:span></text:p>
      <text:p text:style-name="P27"><text:span text:style-name="T20">Y</text:span><text:span text:style-name="T21">lläpito</text:span></text:p>
      <text:p text:style-name="P7"><text:span text:style-name="T19">Y</text:span>lläpito<text:span text:style-name="T23">a on vain järjestelmän luonut käyttäjä, joka kirjautuu sisään omilla admin tunnuksilla.</text:span></text:p>
      <text:p text:style-name="P7"/>
      <text:p text:style-name="P30">Käyttötapauskuvaukset:</text:p>
      <text:p text:style-name="P30"/>
      <text:p text:style-name="P4">Jokamiehen käyttötapaukset</text:p>
      <text:p text:style-name="P2">Kannassa ole<text:span text:style-name="T25">vien kirjojen haku eri hakusanoilla:</text:span></text:p>
      <text:p text:style-name="P20">Kuka tahansa voi hakea tietokannassa olevia kirjoja. Ainakin aluksi on mahdollista hakea kannasta vain kirjan nimen perusteella. Toiminnallisuutta laajennetaan, jos laajennukseen jää aikaa.</text:p>
      <text:p text:style-name="P13">Muita käyttötapauksia: rekisteröityminen ja kirjautuminen</text:p>
      <text:p text:style-name="P2"/>
      <text:p text:style-name="P5"><text:span text:style-name="T26">Kirjautuneen</text:span> käyttötapaukset</text:p>
      <text:p text:style-name="Text_20_body">Oman <text:span text:style-name="T28">kirjaston luominen:</text:span></text:p>
      <text:p text:style-name="P14">Käyttäjä voi lisätä vaikka useita omia kirjastoja.</text:p>
      <text:p text:style-name="P15"/>
      <text:p text:style-name="P12">Kirjojen lisäys <text:span text:style-name="T28">yleiseltä listalta omaan</text:span> <text:span text:style-name="T28">kirjastoon</text:span>:</text:p>
      <text:p text:style-name="P17">Käyttäjä voi lisätä kirjoja yleiseltä listalta omaan kirjastoon.</text:p>
      <text:p text:style-name="P15"/>
      <text:p text:style-name="P11">Kirjan omien tietojen muokkaaminen:</text:p>
      <text:p text:style-name="P14">Käyttäjän kirjastossa olevien omien kirjojen lisätietoja voi muokata. Näitä tietoja ovat esimerkiksi onko kirja luettu, kuinka monta kertaa, ja milloin viimeksi.</text:p>
      <text:p text:style-name="P14"/>
      <text:p text:style-name="P16"/>
      <text:p text:style-name="P11"><text:soft-page-break/>Kirjapyyntö tai virheimoitus ylläpidolle:</text:p>
      <text:p text:style-name="P17">Jos käyttäjä huomaa, että joku kirja puuttuu tietokannasta, hän voi lähettää ylläpidolle kirjapyynnön kirjan lisäämiseksi tietokantaan. Samaisella lomakkeella käyttäjä voi myös ilmoittaa ylläpidolle jossain kirjassa tai sovelluksen osassa olevasta virheestä.</text:p>
      <text:p text:style-name="P18">Muita käyttötapauksia: Kirjan poistaminen omalta listalta.</text:p>
      <text:p text:style-name="P18"/>
      <text:p text:style-name="P6"><text:span text:style-name="T27">Ylläpidon </text:span>käyttötapaukset</text:p>
      <text:p text:style-name="P18">Kirjojen lisäys tietokantaan:</text:p>
      <text:p text:style-name="P19">Ylläpito voi lisätä kirjoja tietokantaan, jolloin kirjasta pitää kertoa ainakin kirjan nimi, kirjoittaja ja julkaisija.</text:p>
      <text:p text:style-name="P18"/>
      <text:p text:style-name="P18">Tietokantaan lisättyjen kirjojen muokkaus ja poisto:</text:p>
      <text:p text:style-name="P19">Ylläpito voi muokata kirjan tietoja, tai poistaa kirjoja kokonaan tietokannasta.</text:p>
      <text:p text:style-name="P18"/>
      <text:p text:style-name="P19">Kirjapyyntöjen ja virheilmoitusten lukeminen:</text:p>
      <text:p text:style-name="P19">Käyttäjien kirjoittamat kirjapyynnöt ja virheilmoitukset tuleva ylläpidon nähtäville.</text:p>
      <text:p text:style-name="P19"/>
      <text:p text:style-name="P19">Virheimoituksen poisto: </text:p>
      <text:p text:style-name="P19">Ylläpito voi poistaa jo toteutetut kirjapyynnöt tai virheilmoitukset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2" text:anchor-type="paragraph" svg:width="12.515cm" svg:height="12.33cm" draw:z-index="1"><draw:image xlink:href="Pictures/10000201000001D9000001D2FF46812B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35"/>
      <text:p text:style-name="P35"/>
      <text:p text:style-name="P35"/>
      <text:p text:style-name="P35"/>
      <text:p text:style-name="P3"/>
      <text:p text:style-name="P3"/>
      <text:p text:style-name="P3"/>
      <text:p text:style-name="P3"/>
      <text:p text:style-name="P3"/>
      <text:p text:style-name="P3"/>
      <text:p text:style-name="P36">Tietokohde: <text:span text:style-name="T29">User</text:span></text:p>
      <text:p text:style-name="P21"><text:span text:style-name="T20">Attribuutti:</text:span><text:tab/><text:tab/><text:tab/><text:span text:style-name="T20">Arvojoukko:</text:span></text:p>
      <text:p text:style-name="P21"><text:span text:style-name="T32">Käyttäjätunnus</text:span><text:tab/><text:tab/>Merkkijono, max. 30 merkkiä</text:p>
      <text:p text:style-name="P21"/>
      <text:p text:style-name="P21"><text:span text:style-name="T20">Kuvaus:</text:span> ”User” kuvaa kirjautunutta käyttäjää, <text:span text:style-name="T31">jolla voi olla nolla tai useita List -oliota (=henkilökohtaisia kirjalistoja).</text:span></text:p>
      <text:p text:style-name="P21"/>
      <text:p text:style-name="P37">Tietokohde: <text:span text:style-name="T33">List</text:span></text:p>
      <text:p text:style-name="Text_20_body"><text:span text:style-name="T14">Attribuutt</text:span><text:span text:style-name="T15">i:<text:tab/></text:span><text:span text:style-name="T11"><text:tab/><text:tab/></text:span><text:span text:style-name="T16">Arvojoukko:</text:span></text:p>
      <text:p text:style-name="P22"><text:span text:style-name="T11">N</text:span><text:span text:style-name="T10">imi<text:tab/><text:tab/><text:tab/><text:tab/>Merkkijono, max. 100 merkkiä</text:span></text:p>
      <text:p text:style-name="P22"/>
      <text:p text:style-name="P22"><text:span text:style-name="T14">Kuvaus:</text:span><text:span text:style-name="T10"> </text:span><text:span text:style-name="T13">L</text:span><text:span text:style-name="T10">ist on jollekin tietylle käyttäjälle kuuluva henkilökohtainen kirjalista, joka on julkisesti kaikkien käyttäjien nähtävissä. </text:span><text:span text:style-name="T12">Kirjalista sisältää nolla tai useita kirjoja.</text:span></text:p>
      <text:p text:style-name="P22"/>
      <text:p text:style-name="P38"><text:soft-page-break/><text:span text:style-name="T4">Tietokohde: </text:span><text:span text:style-name="T5">Book</text:span></text:p>
      <text:p text:style-name="P23"><text:span text:style-name="T14">Attribuutti:<text:tab/></text:span><text:span text:style-name="T3"><text:tab/><text:tab/><text:tab/></text:span><text:span text:style-name="T14"><text:tab/></text:span><text:span text:style-name="T17">Arvojoukko:</text:span></text:p>
      <text:p text:style-name="P23"><text:span text:style-name="T3">Nimi<text:tab/><text:tab/><text:tab/><text:tab/><text:tab/><text:tab/></text:span><text:span text:style-name="T6">Merkkijono, max. 120 merkkiä</text:span></text:p>
      <text:p text:style-name="P23"><text:span text:style-name="T3">Kirjailija<text:tab/><text:tab/><text:tab/><text:tab/><text:tab/></text:span><text:span text:style-name="T7">Merkkijono, max. 80 merkkiä</text:span></text:p>
      <text:p text:style-name="P23"><text:span text:style-name="T3">1.painoksen julkaisuvuosi<text:tab/><text:tab/><text:tab/></text:span><text:span text:style-name="T8">Numeerinen, max. 4 merkkiä</text:span></text:p>
      <text:p text:style-name="P23"><text:span text:style-name="T3">Sivumäärä<text:tab/><text:tab/><text:tab/><text:tab/><text:tab/></text:span><text:span text:style-name="T8">Numeerinen, max. 4 merkkiä</text:span></text:p>
      <text:p text:style-name="P24"><text:span text:style-name="T3">Tila<text:tab/><text:tab/><text:tab/><text:tab/><text:tab/><text:tab/></text:span><text:span text:style-name="T8">Merkkijono</text:span></text:p>
      <text:p text:style-name="P24"><text:span text:style-name="T3">Esittely<text:tab/><text:tab/><text:tab/><text:tab/><text:tab/></text:span><text:span text:style-name="T8">Merkkijono, max. 250 merkkiä</text:span></text:p>
      <text:p text:style-name="P24"><text:span text:style-name="T3">Lukijan omia huomioita<text:tab/><text:tab/><text:tab/></text:span><text:span text:style-name="T8">Merkkijono, max 250 merkkiä</text:span></text:p>
      <text:p text:style-name="P24"><text:span text:style-name="T3">Lukuhetki<text:tab/><text:tab/><text:tab/><text:tab/><text:tab/></text:span><text:span text:style-name="T8">Päivämäärä tai vuosiluku</text:span></text:p>
      <text:p text:style-name="P24"/>
      <text:p text:style-name="P25"><text:span text:style-name="T8">K</text:span><text:span text:style-name="T3">uvaus: </text:span><text:span text:style-name="T10">Kaikki sovelluksen kirjat (= book) ovat kirjastossa (= Library). Yksi kirjaston kirja voi liittyä moniin eri käyttäjien kirjalistoihin (= </text:span><text:span text:style-name="T13">Li</text:span><text:span text:style-name="T10">st).</text:span></text:p>
      <text:p text:style-name="P25"/>
      <text:p text:style-name="P39"><text:span text:style-name="T4">Tietokohde:</text:span><text:span text:style-name="T5"> </text:span><text:span text:style-name="T9">Library</text:span></text:p>
      <text:p text:style-name="P26"><text:span text:style-name="T14">Kuvaus:</text:span><text:span text:style-name="T3"> Kaikki sovelluksen kirjat sijaitsevat kirjastossa, josta käyttäjät voivat etsiä kirjoja ja lisätä niitä omille kirjalistoilleen.</text:span></text:p>
      <text:p text:style-name="P9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3:00:41.319000000</meta:creation-date>
    <dc:date>2015-12-19T18:23:39.690000000</dc:date>
    <meta:editing-duration>PT3H27M56S</meta:editing-duration>
    <meta:editing-cycles>43</meta:editing-cycles>
    <meta:generator>LibreOffice/4.3.5.2$Windows_x86 LibreOffice_project/3a87456aaa6a95c63eea1c1b3201acedf0751bd5</meta:generator>
    <meta:document-statistic meta:table-count="0" meta:image-count="2" meta:object-count="0" meta:page-count="6" meta:paragraph-count="57" meta:word-count="412" meta:character-count="3552" meta:non-whitespace-character-count="3154"/>
  </office:meta>
</office:document-meta>
</file>